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auto-grow-height="false" fo:min-height="5.944cm" fo:min-width="6.194cm" fo:wrap-option="no-wrap"/>
    </style:style>
    <style:style style:name="gr2" style:family="graphic" style:parent-style-name="standard">
      <style:graphic-properties draw:fill-color="#2a6099" draw:textarea-vertical-align="middle"/>
    </style:style>
    <style:style style:name="gr3" style:family="graphic" style:parent-style-name="objectwithoutfill">
      <style:graphic-properties draw:marker-end="Arrow" draw:marker-end-width="0.3cm" draw:fill="solid" draw:fill-color="#2a6099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P1" style:family="paragraph">
      <loext:graphic-properties draw:fill-color="#2a6099"/>
    </style:style>
    <style:style style:name="P2" style:family="paragraph">
      <loext:graphic-properties draw:fill-color="#2a6099"/>
      <style:paragraph-properties fo:text-align="center"/>
    </style:style>
    <style:style style:name="P3" style:family="paragraph">
      <loext:graphic-properties draw:fill="solid" draw:fill-color="#2a6099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1cm" svg:height="7.6cm" svg:x="2.6cm" svg:y="1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1" draw:layer="layout" svg:width="8.1cm" svg:height="7.6cm" svg:x="2.6cm" svg:y="8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1" draw:layer="layout" svg:width="8.1cm" svg:height="7.6cm" svg:x="10.1cm" svg:y="1.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" draw:text-style-name="P1" draw:layer="layout" svg:width="8.1cm" svg:height="7.6cm" svg:x="10.1cm" svg:y="8.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ellipse draw:style-name="gr2" draw:text-style-name="P2" draw:layer="layout" svg:width="2.8cm" svg:height="2.9cm" svg:x="4.7cm" svg:y="4.3cm" draw:kind="arc" draw:start-angle="53.41" draw:end-angle="315.08">
          <text:p/>
        </draw:ellipse>
        <draw:ellipse draw:style-name="gr2" draw:text-style-name="P2" draw:layer="layout" svg:width="2.8cm" svg:height="2.9cm" svg:x="4.701cm" svg:y="4.3cm" draw:kind="arc" draw:start-angle="53.41" draw:end-angle="315.08">
          <text:p/>
        </draw:ellipse>
        <draw:ellipse draw:style-name="gr2" draw:text-style-name="P2" draw:layer="layout" svg:width="2.8cm" svg:height="2.9cm" svg:x="12.9cm" svg:y="4.2cm" draw:kind="arc" draw:start-angle="53.41" draw:end-angle="315.08">
          <text:p/>
        </draw:ellipse>
        <draw:ellipse draw:style-name="gr2" draw:text-style-name="P2" draw:layer="layout" svg:width="2.8cm" svg:height="2.9cm" svg:x="4.909cm" svg:y="11.3cm" draw:kind="arc" draw:start-angle="53.41" draw:end-angle="315.08">
          <text:p/>
        </draw:ellipse>
        <draw:ellipse draw:style-name="gr2" draw:text-style-name="P2" draw:layer="layout" svg:width="2.8cm" svg:height="2.9cm" svg:x="12.709cm" svg:y="11.4cm" draw:kind="arc" draw:start-angle="53.41" draw:end-angle="315.08">
          <text:p/>
        </draw:ellipse>
        <draw:line draw:style-name="gr3" draw:text-style-name="P3" draw:layer="layout" svg:x1="7cm" svg:y1="6.9cm" svg:x2="7.3cm" svg:y2="6.6cm">
          <text:p/>
        </draw:line>
        <draw:line draw:style-name="gr3" draw:text-style-name="P3" draw:layer="layout" svg:x1="15cm" svg:y1="6.9cm" svg:x2="15.5cm" svg:y2="6.5cm">
          <text:p/>
        </draw:line>
        <draw:line draw:style-name="gr3" draw:text-style-name="P3" draw:layer="layout" svg:x1="15.1cm" svg:y1="13.9cm" svg:x2="15.4cm" svg:y2="13.6cm">
          <text:p/>
        </draw:line>
        <draw:line draw:style-name="gr3" draw:text-style-name="P3" draw:layer="layout" svg:x1="7.2cm" svg:y1="13.9cm" svg:x2="7.5cm" svg:y2="13.6cm">
          <text:p/>
        </draw:line>
        <draw:frame draw:style-name="gr4" draw:text-style-name="P4" draw:layer="layout" svg:width="1.6cm" svg:height="1.7cm" svg:x="5.5cm" svg:y="5cm">
          <draw:text-box>
            <text:p>I_A</text:p>
          </draw:text-box>
        </draw:frame>
        <draw:frame draw:style-name="gr5" draw:text-style-name="P4" draw:layer="layout" svg:width="1.7cm" svg:height="1.4cm" svg:x="13.6cm" svg:y="5.1cm">
          <draw:text-box>
            <text:p>I_B</text:p>
          </draw:text-box>
        </draw:frame>
        <draw:frame draw:style-name="gr4" draw:text-style-name="P4" draw:layer="layout" svg:width="2cm" svg:height="1.7cm" svg:x="5.6cm" svg:y="12.1cm">
          <draw:text-box>
            <text:p>I_C</text:p>
          </draw:text-box>
        </draw:frame>
        <draw:frame draw:style-name="gr6" draw:text-style-name="P4" draw:layer="layout" svg:width="2cm" svg:height="1.8cm" svg:x="13.3cm" svg:y="12.2cm">
          <draw:text-box>
            <text:p>I_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9:19:53.594779424</meta:creation-date>
    <dc:date>2021-03-17T19:55:21.596871396</dc:date>
    <meta:editing-duration>PT5M21S</meta:editing-duration>
    <meta:editing-cycles>4</meta:editing-cycles>
    <meta:generator>LibreOffice/6.4.6.2$Linux_X86_64 LibreOffice_project/40$Build-2</meta:generator>
    <meta:document-statistic meta:object-count="17"/>
  </office:meta>
</office:document-meta>
</file>